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D1EEAA8457688652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5591in" draw:z-index="0"><draw:image xlink:href="Pictures/100000010000072D000003D1EEAA8457688652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3:33:34.911942856</meta:creation-date>
    <dc:date>2022-08-09T13:34:22.135436447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